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2024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202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376" calcext:value-type="float">
            <text:p>91.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202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201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76" calcext:value-type="float">
            <text:p>91.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201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376" calcext:value-type="float">
            <text:p>91.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201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488" calcext:value-type="float">
            <text:p>92.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201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201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088" calcext:value-type="float">
            <text:p>90.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201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201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2009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2008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200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200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2006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200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200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200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200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8303</text:p>
          </table:table-cell>
          <table:table-cell office:value-type="string" calcext:value-type="string">
            <text:p>200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